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Constantia" svg:font-family="Constantia"/>
    <style:font-face style:name="Tahoma1" svg:font-family="Tahoma"/>
    <style:font-face style:name="Courier New" svg:font-family="'Courier New'"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10pt" style:font-size-asian="10pt" style:font-size-complex="10pt"/>
    </style:style>
    <style:style style:name="T1" style:family="text">
      <style:text-properties style:font-name="Courier New"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es on ABBYY_to_TEI.php</text:h>
      <text:h text:style-name="Heading_20_2" text:outline-level="2">Background</text:h>
      <text:p text:style-name="Text_20_body">This script was developed as part of the ABLE project to make scanned legacy data more accessible. One task in this process is to convert large and unwieldy ABBYY XML files to smaller and more useful TEI XML files. The TEI files can then be enhanced with semantic mark up.</text:p>
      <text:p text:style-name="Text_20_body">This script converts the XML using by streaming the XML file as raw text, so that only one line at a time is processed so reducing the memory to manageable levels.</text:p>
      <text:p text:style-name="Text_20_body">Rather than clutter up the script with comments they are recorded in this document. The comments can be quite long as they describe not only what the script is doing, but some of the design choice as to why it is doing it.</text:p>
      <text:h text:style-name="Heading_20_2" text:outline-level="2">Annotated script</text:h>
      <text:p text:style-name="P1"/>
      <text:p text:style-name="Standard"><text:span text:style-name="T1">&lt;?php<text:line-break/>/**<text:line-break/> * Extract text from ABBYY XML file retaining simple formatting information.<text:line-break/> * This is an alternative to ABBYY_to_TEI_by_XMLReader.<text:line-break/> * XMLReader requires the input to be valid XML, this text based script does not.<text:line-break/> * Comments to the code, including design decisions, in separate file ABBYY_to_TEI_notes.odt.<text:line-break/> * @author <text:s/>Dauvit King<text:line-break/> * @package ABLE_project<text:line-break/> * @since <text:s text:c="2"/>October 2009<text:line-break/> * @ver <text:s text:c="4"/>1.7 */<text:line-break/><text:line-break/></text:span>change this variable to the BHL name for the volume</text:p>
      <text:p text:style-name="Standard">in this example it is bulletin 53 from the entomology series</text:p>
      <text:p text:style-name="Standard"><text:span text:style-name="T1">// set file name - change this variable to select volume for conversion<text:line-break/>$volume = 'bulletinofbritis53entolond';<text:line-break/><text:line-break/></text:span>confirm which script is running</text:p>
      <text:p text:style-name="Standard"><text:span text:style-name="T1">// message to prove we are running<text:line-break/>echo "Hello from ABBYY to TEI\n";<text:line-break/><text:line-break/></text:span>the script uses three files</text:p>
      <text:p text:style-name="Standard">two for input and one for output</text:p>
      <text:p text:style-name="Standard">$fn_in contains the ABBYY XML</text:p>
      <text:p text:style-name="Standard">$fn_hd contains the teiHeader text </text:p>
      <text:p text:style-name="Standard">$fn_out contains the TEI output</text:p>
      <text:p text:style-name="Standard">this block of code builds the file names based on the chosen volume and then opens the files</text:p>
      <text:p text:style-name="Standard">this two step process means the filenames are available for use in messages</text:p>
      <text:p text:style-name="Standard">the one step alternative is to define them directly in the fopen statements but then the names would not be available as a variable</text:p>
      <text:p text:style-name="Standard"><text:span text:style-name="T1">// set up files<text:line-break/>$fn_in = 'C:\ABLE\BoB\source\\'.$volume.'_abbyy.xml';<text:line-break/>$fin = fopen($fn_in, 'r') or exit("Failed to open input xml file: {$fn_in} \n");<text:line-break/>$fn_hd = 'C:\ABLE\BoB\wip\\'.$volume.'_teiheader.xsl';<text:line-break/>$fhd = fopen($fn_hd, 'r') or exit("Failed to open input xsl file: {$fn_hd} \n");<text:line-break/>$fn_out = 'C:\ABLE\BoB\wip\\'.$volume.'_abbyy_to_tei.xml';<text:line-break/>$fout = fopen($fn_out, 'w') or exit("Failed to open output xml file: </text:span><text:soft-page-break/><text:span text:style-name="T1">{$fn_out} \n");<text:line-break/><text:line-break/></text:span>text used later to define a valid TEI document<text:span text:style-name="T1"><text:line-break/>//define TEI XML<text:line-break/>$tei_begin = "&lt;?xml version=\"1.0\" encoding=\"UTF-8\"?&gt;<text:line-break/>&lt;tei:TEI xmlns:tei=\"http://www.tei-c.org/ns/1.0\" xmlns:txm=\"http://taxonomic-trial/namespace\"&gt;<text:line-break/>";<text:line-break/>$tei_middle = "&lt;tei:text&gt;\n";<text:line-break/></text:span><text:span text:style-name="T1">$tei_end = "&lt;/tei:text&gt;\n&lt;/tei:TEI&gt;";<text:line-break/><text:line-break/></text:span>variables used later in the script, but need initial values settings<text:span text:style-name="T1"><text:line-break/>// intialise variables<text:line-break/></text:span>keep track of the number of nested hi elements</text:p>
      <text:p text:style-name="Standard">used in a loop after the highlighted text to write the correct number of closing hi tags </text:p>
      <text:p text:style-name="Standard"><text:span text:style-name="T1">$hi_count = 0;<text:line-break/></text:span>used to track font size as only write out the value as a rend attribute in hi element if changed<text:span text:style-name="T1"><text:line-break/>$old_fontsize = 0;<text:line-break/></text:span>for efficient processing output text is concatenated to a string before being written to the TEI file</text:p>
      <text:p text:style-name="Standard">so we want an empty string to start with</text:p>
      <text:p text:style-name="Standard"><text:span text:style-name="T1">$output = '';<text:line-break/></text:span>kludge for teiHeader</text:p>
      <text:p text:style-name="Standard">because we are using an XSL it contains text that we do not want to copy</text:p>
      <text:p text:style-name="Standard">this is used as a flag so that text is not written until we reach the relevant text when it is set to true and the subsequent XSL text is written out to our TEI file</text:p>
      <text:p text:style-name="P1">$write = false;</text:p>
      <text:p text:style-name="P1"><text:line-break/>// main processing</text:p>
      <text:p text:style-name="Standard">confirmatory message<text:span text:style-name="T1"><text:line-break/>echo "Writing TEI header\n";</text:span></text:p>
      <text:p text:style-name="Standard">write out the TEI XML and root node lines defined earlier</text:p>
      <text:p text:style-name="Standard"><text:span text:style-name="T1">fwrite($fout, $tei_begin);<text:line-break/></text:span>process previously generated XSL</text:p>
      <text:p text:style-name="Standard">only copy everything from the teiHeader statements themselves</text:p>
      <text:p text:style-name="Standard">so read until opening tag, then copy and then stop copying</text:p>
      <text:p text:style-name="Standard">all controlled by the $write flag</text:p>
      <text:p text:style-name="Standard">and is a cascade of if statements, cannot use elseif because of the order of the tests</text:p>
      <text:p text:style-name="Standard"><text:span text:style-name="T1">while ($buffer = fgets($fhd)) {<text:line-break/> <text:s text:c="3"/>if ('&lt;tei:teiHeader' == substr($buffer, 0, 14)) {<text:line-break/> <text:s text:c="7"/>$write = true; <text:line-break/> <text:s text:c="3"/>}<text:line-break/> <text:s text:c="3"/>if ($write) {<text:line-break/> <text:s text:c="7"/>fwrite ($fout, $buffer);<text:line-break/> <text:s text:c="3"/>}<text:line-break/> <text:s text:c="3"/>if (strpos($buffer, '&lt;/tei:teiHeader&gt;') != false) {<text:line-break/> <text:s text:c="7"/>break;<text:line-break/> <text:s text:c="3"/>}<text:line-break/>}<text:line-break/></text:span>confirmatory message</text:p>
      <text:p text:style-name="P1">echo "Writing TEI text\n";</text:p>
      <text:p text:style-name="Standard">write out the TEI text element to start main body of TEI document</text:p>
      <text:p text:style-name="Standard"><text:span text:style-name="T1">fwrite($fout, $tei_middle);<text:line-break/></text:span>loop through ABBYY XML file reading one line at a time</text:p>
      <text:p text:style-name="Standard"><text:span text:style-name="T1">while ($buffer = fgets($fin)) {<text:line-break/> <text:s text:c="3"/></text:span>remove leading space so as to align text for next test</text:p>
      <text:p text:style-name="Standard"><text:span text:style-name="T1"><text:s text:c="4"/>$buffer = ltrim($buffer);<text:line-break/> <text:s text:c="3"/></text:span>extract first five characters from the line</text:p>
      <text:p text:style-name="Standard"><text:soft-page-break/><text:span text:style-name="T1"><text:s text:c="4"/></text:span>these will identify the subsequent processing required</text:p>
      <text:p text:style-name="Standard"><text:span text:style-name="T1"><text:s text:c="4"/></text:span>using php’s built-in string functions makes this process very efficient</text:p>
      <text:p text:style-name="Standard"><text:span text:style-name="T1"><text:s text:c="4"/>$buffer5 = substr($buffer, 0, 5);<text:line-break/> <text:s text:c="3"/>switch ($buffer5) {<text:line-break/></text:span><text:span text:style-name="T1"> <text:s text:c="3"/></text:span>the bulk of our data is in a line that begins with a line tag</text:p>
      <text:p text:style-name="Standard"><text:span text:style-name="T1"><text:s text:c="4"/></text:span>therefore this tag contains the bulk of our processing</text:p>
      <text:p text:style-name="Standard"><text:span text:style-name="T1"><text:s text:c="8"/>case '&lt;line':<text:line-break/> <text:s text:c="11"/></text:span>divide each line into an array separated by the start of a tag</text:p>
      <text:p text:style-name="Standard"><text:span text:style-name="T1"><text:s text:c="12"/></text:span>so each array element contains an xml element</text:p>
      <text:p text:style-name="Standard"><text:span text:style-name="T1"><text:s text:c="12"/></text:span>note, because the split is on &lt;, the &lt; is missing from the array element</text:p>
      <text:p text:style-name="P1"><text:s text:c="12"/>$line = explode('&lt;', $buffer);</text:p>
      <text:p text:style-name="Standard"><text:span text:style-name="T1"><text:s text:c="12"/></text:span>loop through the array</text:p>
      <text:p text:style-name="P1"><text:s text:c="12"/>foreach ($line as $element) {</text:p>
      <text:p text:style-name="Standard"><text:span text:style-name="T1"><text:s text:c="16"/></text:span>retrieve first four characters for testing</text:p>
      <text:p text:style-name="Standard"><text:span text:style-name="T1"><text:s text:c="16"/>$element4 = substr($element, 0, 4);<text:line-break/> <text:s text:c="15"/>switch ($element4) {<text:line-break/> <text:s text:c="19"/></text:span>formatting tag<text:span text:style-name="T1"><text:line-break/> <text:s text:c="19"/>case 'form':<text:line-break/> <text:s text:c="23"/></text:span>look for the word bold<text:line-break/><text:span text:style-name="T1"> <text:s text:c="23"/></text:span>if present then write out the tei hi tag<text:line-break/><text:span text:style-name="T1"> <text:s text:c="23"/></text:span>and set counter so it can be closed later<text:line-break/><text:span text:style-name="T1"> <text:s text:c="23"/></text:span>note, cannot use switch/case here<text:span text:style-name="T1"><text:line-break/> <text:s text:c="23"/></text:span>because the attributes are not mutually exclusive<text:span text:style-name="T1"><text:line-break/> <text:s text:c="23"/></text:span>potentially we will have to write out all three tag attributes<text:span text:style-name="T1"><text:line-break/> <text:s text:c="23"/></text:span>around the following text<text:span text:style-name="T1"><text:line-break/> <text:s text:c="23"/>if (strpos($element, 'bold=') !== false) {<text:line-break/> <text:s text:c="27"/>$output .= '&lt;hi rend="bold"&gt;';<text:line-break/> <text:s text:c="27"/>$hi_count++;<text:line-break/> <text:s text:c="23"/>}<text:line-break/> <text:s text:c="23"/></text:span>look for word italic<text:span text:style-name="T1"><text:line-break/> <text:s text:c="23"/></text:span>if present then write out the tei hi tag<text:line-break/><text:span text:style-name="T1"> <text:s text:c="23"/></text:span>and set counter so it can be closed later<text:span text:style-name="T1"><text:line-break/> <text:s text:c="23"/>if (strpos($element, 'italic=') !== false) {<text:line-break/> <text:s text:c="27"/>$output .= '&lt;hi rend="italic"&gt;';<text:line-break/> <text:s text:c="27"/>$hi_count++;<text:line-break/> <text:s text:c="23"/>}<text:line-break/> <text:s text:c="23"/></text:span>look for word fs (fontsize)<text:span text:style-name="T1"><text:line-break/> <text:s text:c="23"/></text:span>if present find size specified<text:span text:style-name="T1"><text:line-break/> <text:s text:c="23"/></text:span>tei does not have a fontsize attribute<text:span text:style-name="T1"><text:line-break/> <text:s text:c="23"/></text:span>so I just write the actual value in the rend attribute<text:span text:style-name="T1"><text:line-break/> <text:s text:c="23"/></text:span>then compare against existing font size value<text:span text:style-name="T1"><text:line-break/> <text:s text:c="23"/></text:span>if different then write out tag with new font size value<text:span text:style-name="T1"><text:line-break/> <text:s text:c="23"/></text:span>replace saved value with new one</text:p>
      <text:p text:style-name="Standard"><text:span text:style-name="T1"><text:s text:c="24"/></text:span>and increment hi counter so will close element later<text:span text:style-name="T1"><text:line-break/> <text:s text:c="23"/></text:span>it’s the most efficient way to do this<text:span text:style-name="T1"><text:line-break/> <text:s text:c="23"/></text:span>and set counter so it can be closed later<text:span text:style-name="T1"><text:line-break/> <text:s text:c="23"/>if (strpos($element, 'fs=') !== false) { <text:line-break/> <text:s text:c="27"/>preg_match('/fs=("[^"]*")/', $element, $size);<text:line-break/> <text:s text:c="27"/>$t = $size[1];<text:line-break/> <text:s text:c="27"/>if ($old_fontsize !== $t) {<text:line-break/> <text:s text:c="31"/>$output .= '&lt;tei:hi rend='.$t.'&gt;';<text:line-break/> <text:s text:c="31"/>$old_fontsize = $t;<text:line-break/> <text:s text:c="31"/>$hi_count++;<text:line-break/> <text:s text:c="27"/>}<text:line-break/> <text:s text:c="23"/>}<text:line-break/></text:span><text:soft-page-break/><text:span text:style-name="T1"> <text:s text:c="23"/>break;<text:line-break/></text:span><text:span text:style-name="T1"> <text:s text:c="19"/></text:span>end of formatting tag<text:line-break/><text:span text:style-name="T1"> <text:s text:c="19"/></text:span>so we need to close down any open hi tags<text:line-break/><text:span text:style-name="T1"> <text:s text:c="19"/></text:span>with $hi_count telling us how many tags are open<text:span text:style-name="T1"><text:line-break/> <text:s text:c="19"/>case '/for':<text:line-break/> <text:s text:c="23"/>for ($i = 0; $i &lt; $hi_count; ++$i) {<text:line-break/> <text:s text:c="27"/>$output .= '&lt;/hi&gt;';<text:line-break/> <text:s text:c="23"/>}<text:line-break/> <text:s text:c="23"/></text:span>now reset the counter<text:span text:style-name="T1"><text:line-break/> <text:s text:c="23"/>$hi_count = 0;<text:line-break/> <text:s text:c="23"/>break;<text:line-break/> <text:s text:c="19"/></text:span>each character is part of the charParams element<text:line-break/><text:span text:style-name="T1"> <text:s text:c="19"/></text:span>so retrieve the character(s) which immediately<text:span text:style-name="T1"> </text:span>follow the opening tag<text:line-break/><text:span text:style-name="T1"> <text:s text:c="19"/></text:span>note, normal text is one character per element<text:line-break/><text:span text:style-name="T1"> <text:s text:c="19"/></text:span>but entities, like &amp;amp;, are five characters,<text:line-break/><text:span text:style-name="T1"> <text:s text:c="19"/></text:span>hence the need to find the end of the tag first<text:span text:style-name="T1"><text:line-break/> <text:s text:c="19"/>case 'char':<text:line-break/> <text:s text:c="23"/>$t = strpos($element, '&gt;') + 1;<text:line-break/> <text:s text:c="23"/>$output .= substr($element, $t);<text:line-break/> <text:s text:c="23"/>break;</text:span></text:p>
      <text:p text:style-name="Standard"><text:span text:style-name="T1"><text:s text:c="20"/></text:span>convert end of line<text:line-break/><text:span text:style-name="T1"> <text:s text:c="19"/>case '/lin':<text:line-break/> <text:s text:c="23"/>$output .= '&lt;tei:lb/&gt;';<text:line-break/></text:span><text:span text:style-name="T1"> <text:s text:c="23"/>break;<text:line-break/> <text:s text:c="19"/></text:span>convert end of paragraph<text:span text:style-name="T1"><text:line-break/> <text:s text:c="19"/>case '/par':<text:line-break/> <text:s text:c="23"/>$output .= '&lt;/tei:p&gt;';<text:line-break/> <text:s text:c="23"/>break;<text:line-break/> <text:s text:c="19"/></text:span>do nothing for any other element<text:line-break/><text:span text:style-name="T1"> <text:s text:c="19"/>default: $output .= '';<text:line-break/> <text:s text:c="15"/>}<text:line-break/> <text:s text:c="11"/>}<text:line-break/> <text:s text:c="11"/>$output .= "\n";<text:line-break/> <text:s text:c="11"/>break; <text:s text:c="2"/><text:line-break/> <text:s text:c="7"/></text:span>convert paragraphs<text:line-break/><text:span text:style-name="T1"> <text:s text:c="7"/></text:span>ABBYY paragraphs come with and without attributes hence the double selection<text:line-break/><text:span text:style-name="T1"> <text:s text:c="7"/></text:span>note the absence of of line feed<text:line-break/><text:span text:style-name="T1"> <text:s text:c="7"/></text:span>the absence of a line feed makes our output text follow the TEI standard<text:line-break/><text:span text:style-name="T1"> <text:s text:c="7"/></text:span>where paragraph elements are not on a separate line<text:line-break/><text:span text:style-name="T1"> <text:s text:c="7"/></text:span>but are with the content they delimit</text:p>
      <text:p text:style-name="Standard"><text:span text:style-name="T1"><text:s text:c="8"/>case '&lt;par ':<text:line-break/> <text:s text:c="7"/>case '&lt;par&gt;':<text:line-break/> <text:s text:c="11"/>$output = '&lt;tei:p&gt;';<text:line-break/> <text:s text:c="11"/>break;<text:line-break/> <text:s text:c="7"/></text:span>convert end of paragraph – with line feed!<text:line-break/><text:span text:style-name="T1"> <text:s text:c="7"/></text:span>note, this element does occur both on on its own, as here<text:span text:style-name="T1"><text:line-break/> <text:s text:c="7"/></text:span>and as an element on a &lt;line&gt; line<text:line-break/><text:span text:style-name="T1"> <text:s text:c="7"/>case '&lt;/par':<text:line-break/> <text:s text:c="11"/>$output = "&lt;/tei:p&gt;\n";<text:line-break/> <text:s text:c="11"/>break;<text:line-break/> <text:s text:c="7"/></text:span>convert page</text:p>
      <text:p text:style-name="Standard"><text:span text:style-name="T1"><text:s text:c="8"/></text:span>TEI defines a div for each page</text:p>
      <text:p text:style-name="Standard"><text:span text:style-name="T1"><text:s text:c="8"/>case '&lt;page':<text:line-break/> <text:s text:c="11"/>$output = "&lt;tei:div&gt;\n";<text:line-break/> <text:s text:c="11"/>break;<text:line-break/> <text:s text:c="7"/></text:span>convert end of page</text:p>
      <text:p text:style-name="Standard"><text:soft-page-break/><text:span text:style-name="T1"><text:s text:c="8"/></text:span>TEI uses a page break and end of div so covering both the physical and logical aspects</text:p>
      <text:p text:style-name="P1"><text:s text:c="8"/>case '&lt;/pag':<text:line-break/> <text:s text:c="11"/>$output = "&lt;tei:pb/&gt;\n&lt;/tei:div&gt;\n";<text:line-break/> <text:s text:c="11"/>break;</text:p>
      <text:p text:style-name="Standard"><text:span text:style-name="T1"><text:s text:c="8"/></text:span>do nothing for any other element<text:span text:style-name="T1"><text:line-break/> <text:s text:c="7"/>default : $output = '';<text:line-break/> <text:s text:c="3"/>}</text:span></text:p>
      <text:p text:style-name="Standard"><text:span text:style-name="T1"><text:s text:c="4"/></text:span>finally write out our concatenated string of output<text:span text:style-name="T1"><text:line-break/> <text:s text:c="3"/>fwrite($fout, $output);<text:line-break/> <text:s text:c="3"/></text:span>and reset output variable for the next time round</text:p>
      <text:p text:style-name="P1"><text:s text:c="4"/>$output = '';<text:line-break/>}</text:p>
      <text:p text:style-name="Standard">close down the TEI file by writing out the end of text tag and end of TEI tag</text:p>
      <text:p text:style-name="P1">fwrite($fout, $tei_end);<text:line-break/><text:line-break/>// close down script<text:line-break/>fclose($fin) or exit("Failed to close input xml file: {$fn_in} \n");<text:line-break/>fclose($fhd) or exit("Failed to close input xsl file: {$fn_hd} \n");</text:p>
      <text:p text:style-name="P1">fclose($fout) or exit("Failed to close output xml file: {$fn_out} \n");<text:line-break/>echo "Goodbye from ABBYY XML with formatting 4\n";<text:line-break/>?&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Constantia" svg:font-family="Constantia"/>
    <style:font-face style:name="Tahoma1" svg:font-family="Tahoma"/>
    <style:font-face style:name="Courier New" svg:font-family="'Courier New'"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onstantia"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Tahoma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King</meta:initial-creator>
    <meta:creation-date>2010-01-15T20:39:12.71</meta:creation-date>
    <dc:date>2010-01-28T19:08:48.46</dc:date>
    <dc:creator>David King</dc:creator>
    <meta:editing-duration>PT01H29M35S</meta:editing-duration>
    <meta:editing-cycles>21</meta:editing-cycles>
    <meta:generator>OpenOffice.org/3.1$Win32 OpenOffice.org_project/310m19$Build-9420</meta:generator>
    <meta:document-statistic meta:table-count="0" meta:image-count="0" meta:object-count="0" meta:page-count="5" meta:paragraph-count="64" meta:word-count="1411" meta:character-count="10615"/>
  </office:meta>
</office:document-meta>
</file>